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791cm" svg:height="8.391cm" svg:x="0.209cm" svg:y="1.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6-06T16:30:47.205042842</dc:date>
    <meta:editing-duration>PT2M59S</meta:editing-duration>
    <meta:editing-cycles>15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92cm" svg:height="8.392cm" xlink:href="." xlink:type="simple" chart:class="chart:scatter" chart:style-name="ch1">
        <chart:plot-area chart:style-name="ch2" chart:data-source-has-labels="both" svg:x="0.295cm" svg:y="0.167cm" svg:width="14.202cm" svg:height="8.058cm">
          <chartooo:coordinate-region svg:x="0.837cm" svg:y="0.366cm" svg:width="13.566cm" svg:height="7.66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18837155858794">
                <text:p>0.188371558587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375999700692913">
                <text:p>0.3759997006929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562143943757174">
                <text:p>0.5621439437571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746069661494564">
                <text:p>0.7460696614945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927050983124842">
                <text:p>0.9270509831248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927050983124843">
                <text:p>0.9270509831248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746069661494564">
                <text:p>0.7460696614945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562143943757174">
                <text:p>0.5621439437571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375999700692914">
                <text:p>0.3759997006929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188371558587941">
                <text:p>0.1883715585879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18837155858794">
                <text:p>-0.188371558587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375999700692913">
                <text:p>-0.3759997006929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562143943757174">
                <text:p>-0.5621439437571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746069661494565">
                <text:p>-0.7460696614945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927050983124843">
                <text:p>-0.9270509831248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2.53298377650604">
                <text:p>-2.532983776506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.10437365805404">
                <text:p>-1.104373658054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927050983124843">
                <text:p>-0.9270509831248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746069661494566">
                <text:p>-0.7460696614945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562143943757174">
                <text:p>-0.5621439437571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375999700692914">
                <text:p>-0.3759997006929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18837155858794">
                <text:p>-0.188371558587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7.34788079488412E-016">
                <text:p>-7.34788079488412E-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188371558587938">
                <text:p>0.1883715585879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375999700692913">
                <text:p>0.3759997006929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.562143943757173">
                <text:p>0.5621439437571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.746069661494565">
                <text:p>0.7460696614945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927050983124841">
                <text:p>0.9270509831248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927050983124843">
                <text:p>0.9270509831248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.746069661494566">
                <text:p>0.7460696614945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.562143943757177">
                <text:p>0.5621439437571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.375999700692912">
                <text:p>0.3759997006929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.18837155858794">
                <text:p>0.188371558587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1.10218211923262E-015">
                <text:p>1.10218211923262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